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81.76pt"/>
    </style:style>
    <style:style style:name="co2" style:family="table-column">
      <style:table-column-properties fo:break-before="auto" style:column-width="93.71pt"/>
    </style:style>
    <style:style style:name="co3" style:family="table-column">
      <style:table-column-properties fo:break-before="auto" style:column-width="649.3pt"/>
    </style:style>
    <style:style style:name="co4" style:family="table-column">
      <style:table-column-properties fo:break-before="auto" style:column-width="80.16pt"/>
    </style:style>
    <style:style style:name="co5" style:family="table-column">
      <style:table-column-properties fo:break-before="auto" style:column-width="122.26pt"/>
    </style:style>
    <style:style style:name="co6" style:family="table-column">
      <style:table-column-properties fo:break-before="auto" style:column-width="303.19pt"/>
    </style:style>
    <style:style style:name="co7" style:family="table-column">
      <style:table-column-properties fo:break-before="auto" style:column-width="176.14pt"/>
    </style:style>
    <style:style style:name="co8" style:family="table-column">
      <style:table-column-properties fo:break-before="auto" style:column-width="402.4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ources">
      <style:table-properties table:display="true" style:writing-mode="lr-tb"/>
    </style:style>
    <style:style style:name="ta2" style:family="table" style:master-page-name="PageStyle_5f_Node_20_Packages">
      <style:table-properties table:display="true" style:writing-mode="lr-tb"/>
    </style:style>
    <style:style style:name="ce1" style:family="table-cell" style:parent-style-name="Default">
      <style:table-cell-properties fo:background-color="#bdd7ee" style:diagonal-bl-tr="none" style:diagonal-tl-br="none" style:text-align-source="value-type" style:repeat-content="false" fo:wrap-option="no-wrap" fo:border="0.74pt solid #a3a3a3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no-wrap" fo:border="0.74pt solid #a3a3a3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ackground-color="#bdd7ee" style:diagonal-bl-tr="none" style:diagonal-tl-br="none" style:text-align-source="value-type" style:repeat-content="false" fo:wrap-option="wrap" fo:border="0.74pt solid #a3a3a3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wrap" fo:border="0.74pt solid #a3a3a3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no-wrap" fo:border="0.74pt solid #a3a3a3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wrap" fo:border="0.74pt solid #a3a3a3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a3a3a3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" style:family="text">
      <style:text-properties style:use-window-font-color="true" style:font-name="Cambria" fo:font-size="11pt" fo:font-weight="bold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ourc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Site</text:p>
          </table:table-cell>
          <table:table-cell table:style-name="ce1" office:value-type="string" calcext:value-type="string">
            <text:p>Course Section</text:p>
          </table:table-cell>
          <table:table-cell table:style-name="ce1" office:value-type="string" calcext:value-type="string">
            <text:p>Purpos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ebdev.slides.com/coltsteele" xlink:type="simple">Slides.com</text:a></text:p>
          </table:table-cell>
          <table:table-cell table:style-name="ce4" office:value-type="string" calcext:value-type="string">
            <text:p>All</text:p>
          </table:table-cell>
          <table:table-cell table:style-name="ce4" office:value-type="string" calcext:value-type="string">
            <text:p>Course slides; also available on Udemy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s://developer.mozilla.org/en-US/" xlink:type="simple">Mozilla Developer Network</text:a></text:p>
          </table:table-cell>
          <table:table-cell table:style-name="ce4" office:value-type="string" calcext:value-type="string">
            <text:p>All</text:p>
          </table:table-cell>
          <table:table-cell table:style-name="ce4" office:value-type="string" calcext:value-type="string">
            <text:p>Various references</text:p>
            <text:p> See Udemy forms and StackExchange for why Colt is against W3 School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s://developers.whatwg.org/" xlink:type="simple">WHATWG HTML Living Standard</text:a></text:p>
          </table:table-cell>
          <table:table-cell table:style-name="ce4" office:value-type="string" calcext:value-type="string">
            <text:p>HTML</text:p>
          </table:table-cell>
          <table:table-cell table:style-name="ce2" office:value-type="string" calcext:value-type="string">
            <text:p><text:a xlink:href="https://whatwg.org/" xlink:type="simple">HTML reference docs, written by WHATWG</text:a>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csszengarden.com/" xlink:type="simple">CSS Zen Garden</text:a></text:p>
          </table:table-cell>
          <table:table-cell table:style-name="ce4" office:value-type="string" calcext:value-type="string">
            <text:p>CSS</text:p>
          </table:table-cell>
          <table:table-cell table:style-name="ce4" office:value-type="string" calcext:value-type="string">
            <text:p>Creative CSS examples, all using the same HTML bas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colours.neilorangepeel.com/" xlink:type="simple">Neil Orange Peel</text:a></text:p>
          </table:table-cell>
          <table:table-cell table:style-name="ce4" office:value-type="string" calcext:value-type="string">
            <text:p>CSS</text:p>
          </table:table-cell>
          <table:table-cell table:style-name="ce4" office:value-type="string" calcext:value-type="string">
            <text:p>CSS color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s://code.tutsplus.com/tutorials/the-30-css-selectors-you-must-memorize--net-16048" xlink:type="simple">Tuts+ CSS Selectors</text:a></text:p>
          </table:table-cell>
          <table:table-cell table:style-name="ce4" office:value-type="string" calcext:value-type="string">
            <text:p>CSS</text:p>
          </table:table-cell>
          <table:table-cell table:style-name="ce4" office:value-type="string" calcext:value-type="string">
            <text:p>30 CSS Selectors to Memoriz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s://developer.mozilla.org/en/docs/Web/CSS/Specificity" xlink:type="simple">Mozilla - Specificity</text:a></text:p>
          </table:table-cell>
          <table:table-cell table:style-name="ce4" office:value-type="string" calcext:value-type="string">
            <text:p>CSS</text:p>
          </table:table-cell>
          <table:table-cell table:style-name="ce4" office:value-type="string" calcext:value-type="string">
            <text:p>How specificity of element selection is calculated in CS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s://specificity.keegan.st/" xlink:type="simple">CSS Specificity Calculator</text:a></text:p>
          </table:table-cell>
          <table:table-cell table:style-name="ce4" office:value-type="string" calcext:value-type="string">
            <text:p>CSS</text:p>
          </table:table-cell>
          <table:table-cell table:style-name="ce4" office:value-type="string" calcext:value-type="string">
            <text:p>Calculate CSS order of importanc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cssfontstack.com/" xlink:type="simple">CSS Font Stack</text:a></text:p>
          </table:table-cell>
          <table:table-cell table:style-name="ce4" office:value-type="string" calcext:value-type="string">
            <text:p>CSS</text:p>
          </table:table-cell>
          <table:table-cell table:style-name="ce4" office:value-type="string" calcext:value-type="string">
            <text:p>See what percentage of users have given font installe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underscorejs.org/" xlink:type="simple">Underscore.JS</text:a></text:p>
          </table:table-cell>
          <table:table-cell table:style-name="ce4" office:value-type="string" calcext:value-type="string">
            <text:p>JavaScript</text:p>
          </table:table-cell>
          <table:table-cell table:style-name="ce4" office:value-type="string" calcext:value-type="string">
            <text:p>JavaScript library of function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api.jquery.com/" xlink:type="simple">jQuery Docs</text:a></text:p>
          </table:table-cell>
          <table:table-cell table:style-name="ce4" office:value-type="string" calcext:value-type="string">
            <text:p>jQuery</text:p>
          </table:table-cell>
          <table:table-cell table:style-name="ce4" office:value-type="string" calcext:value-type="string">
            <text:p>JavaScript library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youmightnotneedjquery.com/" xlink:type="simple">YouMightNotNeedjQuery</text:a></text:p>
          </table:table-cell>
          <table:table-cell table:style-name="ce4" office:value-type="string" calcext:value-type="string">
            <text:p>jQuery</text:p>
          </table:table-cell>
          <table:table-cell table:style-name="ce4" office:value-type="string" calcext:value-type="string">
            <text:p>How to do common tasks with and without jQuery</text:p>
          </table:table-cell>
          <table:table-cell table:number-columns-repeated="1021"/>
        </table:table-row>
        <table:table-row table:style-name="ro1">
          <table:table-cell table:style-name="ce2" table:formula="of:=HYPERLINK(&quot;http://keycode.info/&quot;;&quot;Key Codes&quot;)" office:value-type="string" office:string-value="Key Codes" calcext:value-type="string">
            <text:p>Key Codes</text:p>
          </table:table-cell>
          <table:table-cell table:style-name="ce4" office:value-type="string" calcext:value-type="string">
            <text:p>jQuery</text:p>
          </table:table-cell>
          <table:table-cell table:style-name="ce4" office:value-type="string" calcext:value-type="string">
            <text:p>Find any character's key cod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s://uigradients.com/" xlink:type="simple">uiGradients</text:a></text:p>
          </table:table-cell>
          <table:table-cell table:style-name="ce4" office:value-type="string" calcext:value-type="string">
            <text:p>jQuery:</text:p>
            <text:p> To-Do App</text:p>
          </table:table-cell>
          <table:table-cell table:style-name="ce4" office:value-type="string" calcext:value-type="string">
            <text:p>Sample background gradient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paperjs.org/" xlink:type="simple">Paper.js</text:a></text:p>
          </table:table-cell>
          <table:table-cell table:style-name="ce4" office:value-type="string" calcext:value-type="string">
            <text:p>jQuery:</text:p>
            <text:p> Patatap Clone App</text:p>
          </table:table-cell>
          <table:table-cell table:style-name="ce4" office:value-type="string" calcext:value-type="string">
            <text:p>Animations/vector graphics scripting library for JavaScrip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s://howlerjs.com/" xlink:type="simple">Howler.js</text:a></text:p>
          </table:table-cell>
          <table:table-cell table:style-name="ce4" office:value-type="string" calcext:value-type="string">
            <text:p>jQuery:</text:p>
            <text:p> Patatap Clone App</text:p>
          </table:table-cell>
          <table:table-cell table:style-name="ce4" office:value-type="string" calcext:value-type="string">
            <text:p>Audio library for JavaScrip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s://github.com/jonobr1/Neuronal-Synchrony" xlink:type="simple">Neuronal Synchrony</text:a></text:p>
          </table:table-cell>
          <table:table-cell table:style-name="ce4" office:value-type="string" calcext:value-type="string">
            <text:p>jQuery:</text:p>
            <text:p> Patatap Clone App</text:p>
          </table:table-cell>
          <table:table-cell table:style-name="ce4" office:value-type="string" calcext:value-type="string">
            <text:p>Open source audio collection; we used the "A" folder of sounds (located under the "Assets" folder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s://stackshare.io/stacks" xlink:type="simple">Stackshare Stacks</text:a></text:p>
          </table:table-cell>
          <table:table-cell table:style-name="ce4" office:value-type="string" calcext:value-type="string">
            <text:p>Backend Intro</text:p>
          </table:table-cell>
          <table:table-cell table:style-name="ce4" office:value-type="string" calcext:value-type="string">
            <text:p>Technology stacks used by actual companie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s://www.getpostman.com/" xlink:type="simple">Postman Chrome Extension</text:a></text:p>
          </table:table-cell>
          <table:table-cell table:style-name="ce4" office:value-type="string" calcext:value-type="string">
            <text:p>Backend Intro</text:p>
          </table:table-cell>
          <table:table-cell table:style-name="ce4" office:value-type="string" calcext:value-type="string">
            <text:p>Shows how HTTP work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s://c9.io/" xlink:type="simple">Cloud 9</text:a></text:p>
          </table:table-cell>
          <table:table-cell table:style-name="ce4" office:value-type="string" calcext:value-type="string">
            <text:p>Backend</text:p>
          </table:table-cell>
          <table:table-cell table:style-name="ce4" office:value-type="string" calcext:value-type="string">
            <text:p>Cloud development environmen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s://ide.c9.io/learnwithcolt/webdevbootcamp" xlink:type="simple">Cloud 9 Course Workspace</text:a></text:p>
          </table:table-cell>
          <table:table-cell table:style-name="ce4" office:value-type="string" calcext:value-type="string">
            <text:p>Backend</text:p>
          </table:table-cell>
          <table:table-cell table:style-name="ce4" office:value-type="string" calcext:value-type="string">
            <text:p>Course workspace with coding solutions for each exercis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s://www.davidbaumgold.com/tutorials/command-line/" xlink:type="simple">Getting to Know the Command Line</text:a></text:p>
          </table:table-cell>
          <table:table-cell table:style-name="ce4" office:value-type="string" calcext:value-type="string">
            <text:p>Backend:</text:p>
            <text:p> Command Line</text:p>
          </table:table-cell>
          <table:table-cell table:style-name="ce4" office:value-type="string" calcext:value-type="string">
            <text:p>Blog on how to use the command lin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matt.might.net/articles/basic-unix/" xlink:type="simple">Survival Guide for Unix Newbies</text:a></text:p>
          </table:table-cell>
          <table:table-cell table:style-name="ce4" office:value-type="string" calcext:value-type="string">
            <text:p>Backend:</text:p>
            <text:p> Command Line</text:p>
          </table:table-cell>
          <table:table-cell table:style-name="ce4" office:value-type="string" calcext:value-type="string">
            <text:p>Blog on how to use the command lin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s://www.npmjs.com/" xlink:type="simple">NPM Home Page</text:a></text:p>
          </table:table-cell>
          <table:table-cell table:style-name="ce4" office:value-type="string" calcext:value-type="string">
            <text:p>Node</text:p>
          </table:table-cell>
          <table:table-cell table:style-name="ce4" office:value-type="string" calcext:value-type="string">
            <text:p>JavaScript package manager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s://www.npmjs.com/package/faker" xlink:type="simple">Faker NPM Package</text:a></text:p>
          </table:table-cell>
          <table:table-cell table:style-name="ce4" office:value-type="string" calcext:value-type="string">
            <text:p>Node</text:p>
          </table:table-cell>
          <table:table-cell table:style-name="ce4" office:value-type="string" calcext:value-type="string">
            <text:p>Create fake data that follows desired forma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s://expressjs.com/" xlink:type="simple">Express Home Page</text:a></text:p>
          </table:table-cell>
          <table:table-cell table:style-name="ce4" office:value-type="string" calcext:value-type="string">
            <text:p>Express</text:p>
          </table:table-cell>
          <table:table-cell table:style-name="ce4" office:value-type="string" calcext:value-type="string">
            <text:p>Guide to using Express framework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s://ifttt.com/" xlink:type="simple">IFTTT</text:a></text:p>
          </table:table-cell>
          <table:table-cell table:style-name="ce4" office:value-type="string" calcext:value-type="string">
            <text:p>APIs</text:p>
          </table:table-cell>
          <table:table-cell table:style-name="ce4" office:value-type="string" calcext:value-type="string">
            <text:p>UI for connecting service API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s://www.programmableweb.com/" xlink:type="simple">ProgrammableWeb</text:a></text:p>
          </table:table-cell>
          <table:table-cell table:style-name="ce4" office:value-type="string" calcext:value-type="string">
            <text:p>APIs</text:p>
          </table:table-cell>
          <table:table-cell table:style-name="ce4" office:value-type="string" calcext:value-type="string">
            <text:p>API directory with &gt;17k API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s://chrome.google.com/webstore/detail/jsonview/chklaanhfefbnpoihckbnefhakgolnmc/related?utm_source=chrome-ntp-icon" xlink:type="simple">JSONView Chrome Extension</text:a></text:p>
          </table:table-cell>
          <table:table-cell table:style-name="ce4" office:value-type="string" calcext:value-type="string">
            <text:p>APIs</text:p>
          </table:table-cell>
          <table:table-cell table:style-name="ce4" office:value-type="string" calcext:value-type="string">
            <text:p>Chrome extension to make JSON easier to rea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jsonviewer.stack.hu/" xlink:type="simple">JSONViewer</text:a></text:p>
          </table:table-cell>
          <table:table-cell table:style-name="ce4" office:value-type="string" calcext:value-type="string">
            <text:p>APIs</text:p>
          </table:table-cell>
          <table:table-cell table:style-name="ce4" office:value-type="string" calcext:value-type="string">
            <text:p>Paste in JSON to see easy-to-read view (if you don't want to install a browser extensio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s://github.com/request/request" xlink:type="simple">Request - Node HTTP request package</text:a></text:p>
          </table:table-cell>
          <table:table-cell table:style-name="ce4" office:value-type="string" calcext:value-type="string">
            <text:p>APIs</text:p>
          </table:table-cell>
          <table:table-cell table:style-name="ce4" office:value-type="string" calcext:value-type="string">
            <text:p>Package for making HTTP requests in Node.j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s://en.wikipedia.org/wiki/List_of_HTTP_status_codes" xlink:type="simple">Status Codes on Wikipedia</text:a></text:p>
          </table:table-cell>
          <table:table-cell table:style-name="ce4" office:value-type="string" calcext:value-type="string">
            <text:p>APIs</text:p>
          </table:table-cell>
          <table:table-cell table:style-name="ce4" office:value-type="string" calcext:value-type="string">
            <text:p>We briefly touched on status code 200 (ok) vs. 404 (page not found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s://developer.yahoo.com/weather/" xlink:type="simple">Yahoo Weather API</text:a></text:p>
          </table:table-cell>
          <table:table-cell table:style-name="ce4" office:value-type="string" calcext:value-type="string">
            <text:p>APIs</text:p>
          </table:table-cell>
          <table:table-cell table:style-name="ce4" office:value-type="string" calcext:value-type="string">
            <text:p>Retrieve weather dat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omdbapi.com/" xlink:type="simple">Open Movie Database</text:a></text:p>
          </table:table-cell>
          <table:table-cell table:style-name="ce4" office:value-type="string" calcext:value-type="string">
            <text:p>APIs</text:p>
          </table:table-cell>
          <table:table-cell table:style-name="ce4" office:value-type="string" calcext:value-type="string">
            <text:p>Retrieve movie data</text:p>
            <text:p> Note: site's API is now private, so must append API key to end of URL request: &amp;api=thewdb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photosforclass.com/" xlink:type="simple">Photos for Class</text:a></text:p>
          </table:table-cell>
          <table:table-cell table:style-name="ce4" office:value-type="string" calcext:value-type="string">
            <text:p>YelpCamp Basics</text:p>
          </table:table-cell>
          <table:table-cell table:style-name="ce4" office:value-type="string" calcext:value-type="string">
            <text:p>Freely available photos using the Creative Commons licens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s://www.mongodb.com/" xlink:type="simple">MongoDB Home Page</text:a></text:p>
          </table:table-cell>
          <table:table-cell table:style-name="ce4" office:value-type="string" calcext:value-type="string">
            <text:p>Databases</text:p>
          </table:table-cell>
          <table:table-cell table:style-name="ce4" office:value-type="string" calcext:value-type="string">
            <text:p>NoSQL database languag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mongoosejs.com/" xlink:type="simple">Mongoose Home page</text:a></text:p>
          </table:table-cell>
          <table:table-cell table:style-name="ce4" office:value-type="string" calcext:value-type="string">
            <text:p>Databases</text:p>
          </table:table-cell>
          <table:table-cell table:style-name="ce4" office:value-type="string" calcext:value-type="string">
            <text:p>A Node package that allows us to interact with MongoDB inside JavaScript file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s://semantic-ui.com/" xlink:type="simple">Semantic UI</text:a></text:p>
          </table:table-cell>
          <table:table-cell table:style-name="ce4" office:value-type="string" calcext:value-type="string">
            <text:p>Databases</text:p>
          </table:table-cell>
          <table:table-cell table:style-name="ce4" office:value-type="string" calcext:value-type="string">
            <text:p>CSS + JS framework for easy styling → alternative to Bootstrap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s://unsplash.com/" xlink:type="simple">Unsplash</text:a></text:p>
          </table:table-cell>
          <table:table-cell table:style-name="ce4" office:value-type="string" calcext:value-type="string">
            <text:p>Databases</text:p>
          </table:table-cell>
          <table:table-cell table:style-name="ce4" office:value-type="string" calcext:value-type="string">
            <text:p>Freely available photo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s://momentjs.com/" xlink:type="simple">Moment.js</text:a></text:p>
          </table:table-cell>
          <table:table-cell table:style-name="ce4" office:value-type="string" calcext:value-type="string">
            <text:p>Databases</text:p>
          </table:table-cell>
          <table:table-cell table:style-name="ce4" office:value-type="string" calcext:value-type="string">
            <text:p>JS library for displaying dates → available as npm package for Nod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passportjs.org/" xlink:type="simple">Passport.js</text:a></text:p>
          </table:table-cell>
          <table:table-cell table:style-name="ce4" office:value-type="string" calcext:value-type="string">
            <text:p>Authentication</text:p>
          </table:table-cell>
          <table:table-cell table:style-name="ce4" office:value-type="string" calcext:value-type="string">
            <text:p>Authentication middleware for Node.j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s://www.npmjs.com/package/express-session" xlink:type="simple">Express-Session</text:a></text:p>
          </table:table-cell>
          <table:table-cell table:style-name="ce4" office:value-type="string" calcext:value-type="string">
            <text:p>Authentication</text:p>
          </table:table-cell>
          <table:table-cell table:style-name="ce2" office:value-type="string" calcext:value-type="string">
            <text:p><text:a xlink:href="https://github.com/expressjs/session" xlink:type="simple">Node package in NPM for adding session middleware (GitHub link)</text:a>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s://expressjs.com/en/resources/middleware.html" xlink:type="simple">Express Middleware</text:a></text:p>
          </table:table-cell>
          <table:table-cell table:style-name="ce4" office:value-type="string" calcext:value-type="string">
            <text:p>Express</text:p>
          </table:table-cell>
          <table:table-cell table:style-name="ce4" office:value-type="string" calcext:value-type="string">
            <text:p>Commonly used third party middleware for Expres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s://github.com/jaredhanson/connect-flash" xlink:type="simple">Connect-Flash</text:a></text:p>
          </table:table-cell>
          <table:table-cell table:style-name="ce4" office:value-type="string" calcext:value-type="string">
            <text:p>UI Improvements</text:p>
          </table:table-cell>
          <table:table-cell table:style-name="ce4" office:value-type="string" calcext:value-type="string">
            <text:p>Display error messages temporarily to user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s://modernizr.com/" xlink:type="simple">Modernizr</text:a></text:p>
          </table:table-cell>
          <table:table-cell table:style-name="ce4" office:value-type="string" calcext:value-type="string">
            <text:p>UI Improvements</text:p>
          </table:table-cell>
          <table:table-cell table:style-name="ce4" office:value-type="string" calcext:value-type="string">
            <text:p>Improves cross-browser combability → checks user's browser version and provides special classes to older browsers to enhance combability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s://nodemon.io/" xlink:type="simple">nodemon</text:a></text:p>
          </table:table-cell>
          <table:table-cell table:style-name="ce4" office:value-type="string" calcext:value-type="string">
            <text:p>UI Improvements</text:p>
          </table:table-cell>
          <table:table-cell table:style-name="ce4" office:value-type="string" calcext:value-type="string">
            <text:p>Node package in NPM → automatically restarts server once changes are mad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s://git-scm.com/" xlink:type="simple">Git</text:a></text:p>
          </table:table-cell>
          <table:table-cell table:style-name="ce4" office:value-type="string" calcext:value-type="string">
            <text:p>Git &amp; GitHub</text:p>
          </table:table-cell>
          <table:table-cell table:style-name="ce4" office:value-type="string" calcext:value-type="string">
            <text:p>A technology that creates a version control system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s://github.com/" xlink:type="simple">GitHub</text:a></text:p>
          </table:table-cell>
          <table:table-cell table:style-name="ce4" office:value-type="string" calcext:value-type="string">
            <text:p>Git &amp; GitHub</text:p>
          </table:table-cell>
          <table:table-cell table:style-name="ce4" office:value-type="string" calcext:value-type="string">
            <text:p>A code repository that uses Git technology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s://dashboard.heroku.com/" xlink:type="simple">Heroku</text:a></text:p>
          </table:table-cell>
          <table:table-cell table:style-name="ce4" office:value-type="string" calcext:value-type="string">
            <text:p>Deploying</text:p>
          </table:table-cell>
          <table:table-cell table:style-name="ce4" office:value-type="string" calcext:value-type="string">
            <text:p>Cloud platform for deploying app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s://mlab.com/" xlink:type="simple">mLab</text:a></text:p>
          </table:table-cell>
          <table:table-cell table:style-name="ce4" office:value-type="string" calcext:value-type="string">
            <text:p>Deploying</text:p>
          </table:table-cell>
          <table:table-cell table:style-name="ce4" office:value-type="string" calcext:value-type="string">
            <text:p>MongoDB hosting → Database-as-a-Servic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s://webdev.slides.com/eschoppik" xlink:type="simple">Slides.com</text:a></text:p>
          </table:table-cell>
          <table:table-cell table:style-name="ce4" office:value-type="string" calcext:value-type="string">
            <text:p>JS: The Tricky Stuff</text:p>
          </table:table-cell>
          <table:table-cell table:style-name="ce4" office:value-type="string" calcext:value-type="string">
            <text:p>Elie (Course TA) has slides for "This" Keyword, Object Oriented Programming, and Closure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s://github.com/kamranahmedse/developer-roadmap" xlink:type="simple">Web Developer Roadmap 2017</text:a></text:p>
          </table:table-cell>
          <table:table-cell table:style-name="ce4" office:value-type="string" calcext:value-type="string">
            <text:p>Forum</text:p>
          </table:table-cell>
          <table:table-cell table:style-name="ce2" office:value-type="string" calcext:value-type="string">
            <text:p><text:a xlink:href="https://www.udemy.com/the-web-developer-bootcamp/learn/v4/questions/2683560" xlink:type="simple">Required learning to be a web developer in 2017. Recommended by Ian (course TA) in Udemy Forum</text:a>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3"/>
          <table:table-cell table:number-columns-repeated="1023"/>
        </table:table-row>
        <table:table-row table:style-name="ro2" table:number-rows-repeated="104852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ode Packages" table:style-name="ta2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number-columns-repeated="1020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6" office:value-type="string" calcext:value-type="string">
            <text:p>Purpose</text:p>
          </table:table-cell>
          <table:table-cell table:style-name="ce1" office:value-type="string" calcext:value-type="string">
            <text:p>NPM Installation</text:p>
          </table:table-cell>
          <table:table-cell table:style-name="ce6" office:value-type="string" calcext:value-type="string">
            <text:p>Import &amp; Use Syntax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<text:a xlink:href="https://www.npmjs.com/package/express" xlink:type="simple">express</text:a></text:p>
          </table:table-cell>
          <table:table-cell table:style-name="ce7" office:value-type="string" calcext:value-type="string">
            <text:p>Use the Express framework</text:p>
          </table:table-cell>
          <table:table-cell table:style-name="ce8" office:value-type="string" calcext:value-type="string">
            <text:p>npm install express</text:p>
          </table:table-cell>
          <table:table-cell table:style-name="ce9" office:value-type="string" calcext:value-type="string">
            <text:p>var express = require("express");</text:p>
            <text:p>var app = express();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<text:a xlink:href="https://www.npmjs.com/package/ejs" xlink:type="simple">ejs</text:a></text:p>
          </table:table-cell>
          <table:table-cell table:style-name="ce7" office:value-type="string" calcext:value-type="string">
            <text:p>Template engine to generate dynamic HTML pages</text:p>
          </table:table-cell>
          <table:table-cell table:style-name="ce8" office:value-type="string" calcext:value-type="string">
            <text:p>npm install ejs</text:p>
          </table:table-cell>
          <table:table-cell table:style-name="ce9" office:value-type="string" calcext:value-type="string">
            <text:p>app.set("view engine", "ejs");</text:p>
            <text:p>Note: setting view engine isn't required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<text:a xlink:href="https://www.npmjs.com/package/mongoose" xlink:type="simple">mongoose</text:a></text:p>
          </table:table-cell>
          <table:table-cell table:style-name="ce7" office:value-type="string" calcext:value-type="string">
            <text:p>Enables you to interact with MongoDB via your Node JavaScript files (rather than having to use the Mongo shell for all changes)</text:p>
          </table:table-cell>
          <table:table-cell table:style-name="ce8" office:value-type="string" calcext:value-type="string">
            <text:p>npm install mongoose</text:p>
          </table:table-cell>
          <table:table-cell table:style-name="ce9" office:value-type="string" calcext:value-type="string">
            <text:p>var mongoose = require("mongoose");</text:p>
            <text:p>mongoose.connect("mongodb://localhost/myDBName");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<text:a xlink:href="https://www.npmjs.com/package/body-parser" xlink:type="simple">body-parser</text:a></text:p>
          </table:table-cell>
          <table:table-cell table:style-name="ce7" office:value-type="string" calcext:value-type="string">
            <text:p>Enables you to obtain data from the body of an HTTP request (e.g. POST request form data) using req.bodyin callback function</text:p>
          </table:table-cell>
          <table:table-cell table:style-name="ce8" office:value-type="string" calcext:value-type="string">
            <text:p>npm install body-parser</text:p>
          </table:table-cell>
          <table:table-cell table:style-name="ce9" office:value-type="string" calcext:value-type="string">
            <text:p>var bodyParser = require("body-parser");</text:p>
            <text:p>app.use(bodyParser.urlencoded({extended: true}));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<text:a xlink:href="https://www.npmjs.com/package/method-override" xlink:type="simple">method-override</text:a></text:p>
          </table:table-cell>
          <table:table-cell table:style-name="ce7" office:value-type="string" calcext:value-type="string">
            <text:p>Enables you to use PUT request (update existing data) and DELETE request, which are otherwise not handled by HTML forms</text:p>
          </table:table-cell>
          <table:table-cell table:style-name="ce8" office:value-type="string" calcext:value-type="string">
            <text:p>npm install method-override</text:p>
          </table:table-cell>
          <table:table-cell table:style-name="ce9" office:value-type="string" calcext:value-type="string">
            <text:p>var methodOverride = require("method-override");</text:p>
            <text:p>app.use(methodOverride("_method"));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<text:a xlink:href="https://www.npmjs.com/package/express-sanitizer" xlink:type="simple">express-sanitizer</text:a></text:p>
          </table:table-cell>
          <table:table-cell table:style-name="ce7" office:value-type="string" calcext:value-type="string">
            <text:p>Sanitizes (escapes) input fields to ensure user input cannot inject malicious &lt;script&gt; tag code</text:p>
          </table:table-cell>
          <table:table-cell table:style-name="ce8" office:value-type="string" calcext:value-type="string">
            <text:p>npm install express-sanitizer</text:p>
          </table:table-cell>
          <table:table-cell table:style-name="ce9" office:value-type="string" calcext:value-type="string">
            <text:p>var expressSanitizer = require("express-sanitizer");</text:p>
            <text:p>app.use(expressSanitizer());</text:p>
            <text:p>Note: app.use statement must come after bodyParser's app.use statement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<text:a xlink:href="https://github.com/request/request" xlink:type="simple">request</text:a></text:p>
          </table:table-cell>
          <table:table-cell table:style-name="ce7" office:value-type="string" calcext:value-type="string">
            <text:p>Simple HTTP request client</text:p>
          </table:table-cell>
          <table:table-cell table:style-name="ce8" office:value-type="string" calcext:value-type="string">
            <text:p>npm install request</text:p>
          </table:table-cell>
          <table:table-cell table:style-name="ce9" office:value-type="string" calcext:value-type="string">
            <text:p>var request = require("request");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<text:a xlink:href="https://github.com/jaredhanson/passport" xlink:type="simple">passport</text:a></text:p>
          </table:table-cell>
          <table:table-cell table:style-name="ce7" office:value-type="string" calcext:value-type="string">
            <text:p>Middleware to handle authentication for Node and Express</text:p>
          </table:table-cell>
          <table:table-cell table:style-name="ce8" office:value-type="string" calcext:value-type="string">
            <text:p>npm install passport</text:p>
          </table:table-cell>
          <table:table-cell table:style-name="ce9" office:value-type="string" calcext:value-type="string">
            <text:p>app.use(passport.initialize());</text:p>
            <text:p>app.use(passport.session());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<text:a xlink:href="https://github.com/jaredhanson/passport-local" xlink:type="simple">passport-local</text:a></text:p>
          </table:table-cell>
          <table:table-cell table:style-name="ce7" office:value-type="string" calcext:value-type="string">
            <text:p>Uses Passport's "Local" strategy to authenticate via username + password</text:p>
          </table:table-cell>
          <table:table-cell table:style-name="ce8" office:value-type="string" calcext:value-type="string">
            <text:p>npm install passport-local</text:p>
          </table:table-cell>
          <table:table-cell table:style-name="ce9" office:value-type="string" calcext:value-type="string">
            <text:p>var LocalStrategy = require("passport-local");</text:p>
            <text:p>passport.use(new LocalStrategy(User.authenticate()));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<text:a xlink:href="https://github.com/saintedlama/passport-local-mongoose" xlink:type="simple">passport-local-mongoose</text:a></text:p>
          </table:table-cell>
          <table:table-cell table:style-name="ce7" office:value-type="string" calcext:value-type="string">
            <text:p>Middleware to handle authentication interaction with MongoDB</text:p>
          </table:table-cell>
          <table:table-cell table:style-name="ce8" office:value-type="string" calcext:value-type="string">
            <text:p>npm install passport-local-mongoose</text:p>
          </table:table-cell>
          <table:table-cell table:style-name="ce7" office:value-type="string" calcext:value-type="string">
            <text:p>Within models/user.js:</text:p>
            <text:p>var passportLocalMongoose = require("passport-local-mongoose");</text:p>
            <text:p>mySchema.plugin(passportLocalMongoose);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<text:a xlink:href="https://www.npmjs.com/package/express-session" xlink:type="simple">express-session</text:a></text:p>
          </table:table-cell>
          <table:table-cell table:style-name="ce7" office:value-type="string" calcext:value-type="string">
            <text:p>Middleware to handle sessions</text:p>
          </table:table-cell>
          <table:table-cell table:style-name="ce8" office:value-type="string" calcext:value-type="string">
            <text:p>npm install express-session</text:p>
          </table:table-cell>
          <table:table-cell table:style-name="ce10" office:value-type="string" calcext:value-type="string">
            <text:p><text:span text:style-name="T1">Note</text:span>: the below instructions handle therequirestatement andusestatement in one block</text:p>
            <text:p>app.use(require("express-session")({</text:p>
            <text:p>  secret: myStatement;</text:p>
            <text:p> resave: false</text:p>
            <text:p> saveUninitialized: false }));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<text:a xlink:href="https://github.com/jaredhanson/connect-flash" xlink:type="simple">connect-flash</text:a></text:p>
          </table:table-cell>
          <table:table-cell table:style-name="ce7" office:value-type="string" calcext:value-type="string">
            <text:p>Middleware to display error messages temporarily to users</text:p>
          </table:table-cell>
          <table:table-cell table:style-name="ce8" office:value-type="string" calcext:value-type="string">
            <text:p>npm install connect-flash</text:p>
          </table:table-cell>
          <table:table-cell table:style-name="ce9" office:value-type="string" calcext:value-type="string">
            <text:p>var flash = require("connect-flash");</text:p>
            <text:p>app.use(flash());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<text:a xlink:href="https://nodemon.io/" xlink:type="simple">nodemon</text:a></text:p>
          </table:table-cell>
          <table:table-cell table:style-name="ce7" office:value-type="string" calcext:value-type="string">
            <text:p>Automatically restarts server once changes are made</text:p>
          </table:table-cell>
          <table:table-cell table:style-name="ce8" office:value-type="string" calcext:value-type="string">
            <text:p>npm install -g nodemon</text:p>
          </table:table-cell>
          <table:table-cell table:style-name="ce9" office:value-type="string" calcext:value-type="string">
            <text:p>No importing needed in app files</text:p>
            <text:p>Note: -g flag represents "global"</text:p>
            <text:p>Type nodemon in command line to run</text:p>
            <text:p>No need to specify app.js → it looks for "main" specified by package.json by default</text:p>
          </table:table-cell>
          <table:table-cell table:number-columns-repeated="1020"/>
        </table:table-row>
        <table:table-row table:style-name="ro1">
          <table:table-cell table:style-name="ce5" table:formula="of:=HYPERLINK(&quot;https://momentjs.com/&quot;;&quot;moment.js&quot;)" office:value-type="string" office:string-value="moment.js" calcext:value-type="string">
            <text:p>moment.js</text:p>
          </table:table-cell>
          <table:table-cell table:style-name="ce7" office:value-type="string" calcext:value-type="string">
            <text:p>JS library for displaying dates</text:p>
          </table:table-cell>
          <table:table-cell table:style-name="ce8" office:value-type="string" calcext:value-type="string">
            <text:p>npm install moment</text:p>
          </table:table-cell>
          <table:table-cell table:style-name="ce9" office:value-type="string" calcext:value-type="string">
            <text:p>Add to app.locals to make available for all views</text:p>
            <text:p>app.locals.moment = require("moment");</text:p>
          </table:table-cell>
          <table:table-cell table:number-columns-repeated="1020"/>
        </table:table-row>
        <table:table-row table:style-name="ro1">
          <table:table-cell table:style-name="ce5" table:formula="of:=HYPERLINK(&quot;https://www.npmjs.com/package/locus&quot;;&quot;locus&quot;)" office:value-type="string" office:string-value="locus" calcext:value-type="string">
            <text:p>locus</text:p>
          </table:table-cell>
          <table:table-cell table:style-name="ce7" office:value-type="string" calcext:value-type="string">
            <text:p>Debugging tool: allows you to 'pause' code to evaluate variable values via REPL environment</text:p>
          </table:table-cell>
          <table:table-cell table:style-name="ce8" office:value-type="string" calcext:value-type="string">
            <text:p>npm install locus</text:p>
            <text:p>(not needed in production, no need for --save)</text:p>
          </table:table-cell>
          <table:table-cell table:style-name="ce9" office:value-type="string" calcext:value-type="string">
            <text:p>eval(require("locus"));</text:p>
          </table:table-cell>
          <table:table-cell table:number-columns-repeated="1020"/>
        </table:table-row>
        <table:table-row table:style-name="ro1">
          <table:table-cell table:style-name="ce5" table:formula="of:=HYPERLINK(&quot;https://caolan.github.io/async/&quot;;&quot;async&quot;)" office:value-type="string" office:string-value="async" calcext:value-type="string">
            <text:p>async</text:p>
          </table:table-cell>
          <table:table-cell table:style-name="ce7" office:value-type="string" calcext:value-type="string">
            <text:p>Allows you to run asynchronous JS functions - used for password reset emailing in YelpCamp</text:p>
          </table:table-cell>
          <table:table-cell table:style-name="ce8" office:value-type="string" calcext:value-type="string">
            <text:p>npm install async</text:p>
          </table:table-cell>
          <table:table-cell table:style-name="ce9" office:value-type="string" calcext:value-type="string">
            <text:p>var async = require("async");</text:p>
          </table:table-cell>
          <table:table-cell table:number-columns-repeated="1020"/>
        </table:table-row>
        <table:table-row table:style-name="ro1">
          <table:table-cell table:style-name="ce5" table:formula="of:=HYPERLINK(&quot;https://nodemailer.com/about/&quot;;&quot;nodemailer&quot;)" office:value-type="string" office:string-value="nodemailer" calcext:value-type="string">
            <text:p>nodemailer</text:p>
          </table:table-cell>
          <table:table-cell table:style-name="ce7" office:value-type="string" calcext:value-type="string">
            <text:p>Provides email-sending capabilities - used for password reset emailing in YelpCamp</text:p>
          </table:table-cell>
          <table:table-cell table:style-name="ce8" office:value-type="string" calcext:value-type="string">
            <text:p>npm install nodemailer</text:p>
          </table:table-cell>
          <table:table-cell table:style-name="ce9" office:value-type="string" calcext:value-type="string">
            <text:p>var nodemailer = require("nodemailer");</text:p>
          </table:table-cell>
          <table:table-cell table:number-columns-repeated="1020"/>
        </table:table-row>
        <table:table-row table:style-name="ro1">
          <table:table-cell table:style-name="ce5" table:formula="of:=HYPERLINK(&quot;https://www.npmjs.com/package/dotenv&quot;;&quot;dotenv&quot;)" office:value-type="string" office:string-value="dotenv" calcext:value-type="string">
            <text:p>dotenv</text:p>
          </table:table-cell>
          <table:table-cell table:style-name="ce7" office:value-type="string" calcext:value-type="string">
            <text:p>Loads environment variables from your custom file into app - used for password reset (email configuration) in YelpCamp</text:p>
          </table:table-cell>
          <table:table-cell table:style-name="ce8" office:value-type="string" calcext:value-type="string">
            <text:p>npm install dotenv</text:p>
          </table:table-cell>
          <table:table-cell table:style-name="ce9" office:value-type="string" calcext:value-type="string">
            <text:p>require("dotenv").config();</text:p>
            <text:p>Create file named .env (no name, just extension) in project root directory to contain NAME=value examples (each on new line)</text:p>
          </table:table-cell>
          <table:table-cell table:number-columns-repeated="1020"/>
        </table:table-row>
        <table:table-row table:style-name="ro1">
          <table:table-cell table:style-name="ce5" table:formula="of:=HYPERLINK(&quot;https://github.com/wyattdanger/geocoder&quot;;&quot;geocoder&quot;)" office:value-type="string" office:string-value="geocoder" calcext:value-type="string">
            <text:p>geocoder</text:p>
          </table:table-cell>
          <table:table-cell table:style-name="ce7" office:value-type="string" calcext:value-type="string">
            <text:p>For Google Maps integration → converts addresses into coordinates</text:p>
          </table:table-cell>
          <table:table-cell table:style-name="ce8" office:value-type="string" calcext:value-type="string">
            <text:p>npm install geocoder</text:p>
          </table:table-cell>
          <table:table-cell table:style-name="ce9" office:value-type="string" calcext:value-type="string">
            <text:p>var geocoder = require("geocoder");</text:p>
          </table:table-cell>
          <table:table-cell table:number-columns-repeated="1020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ources" style:display-name="PageStyle_Sourc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ode_20_Packages" style:display-name="PageStyle_Node Packag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239" meta:object-count="0"/>
    <meta:generator>LibreOfficeDev/6.0.5.2$Linux_X86_64 LibreOffice_project/</meta:generator>
  </office:meta>
</office:document-meta>
</file>